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d6202" officeooo:paragraph-rsid="001d6202"/>
    </style:style>
    <style:style style:name="P2" style:family="paragraph" style:parent-style-name="Title">
      <style:text-properties officeooo:rsid="001d6202" officeooo:paragraph-rsid="001d62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 Proje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04:14:31.207000000</meta:creation-date>
    <dc:date>2023-07-09T04:15:39.166000000</dc:date>
    <meta:editing-duration>PT1M8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7.4.1.2$Windows_X86_64 LibreOffice_project/3c58a8f3a960df8bc8fd77b461821e42c061c5f0</meta:generator>
  </office:meta>
</office:document-meta>
</file>